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D000002CD309352754C63E6CE.png" manifest:media-type="image/png"/>
  <manifest:file-entry manifest:full-path="Pictures/10000201000004BC000002842CA97E8B512C9566.png" manifest:media-type="image/png"/>
  <manifest:file-entry manifest:full-path="Pictures/1000020100000556000002DE0518AE1F5D4A0B5F.png" manifest:media-type="image/png"/>
  <manifest:file-entry manifest:full-path="Pictures/1000020100000542000002C9F6F3509603AA3F6B.png" manifest:media-type="image/png"/>
  <manifest:file-entry manifest:full-path="Pictures/1000020100000540000002D025645BA46B2A9E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7209in" draw:z-index="0"><draw:image xlink:href="Pictures/1000020100000556000002DE0518AE1F5D4A0B5F.png" xlink:type="simple" xlink:show="embed" xlink:actuate="onLoad" loext:mime-type="image/x-vclgraphic"/></draw:frame></text:p>
      <text:p text:style-name="Standard"><draw:frame draw:style-name="fr1" draw:name="Image2" text:anchor-type="paragraph" svg:width="6.9252in" svg:height="3.7098in" draw:z-index="1"><draw:image xlink:href="Pictures/1000020100000540000002D025645BA46B2A9E77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2" draw:name="Image3" text:anchor-type="paragraph" svg:width="6.9252in" svg:height="3.6681in" draw:z-index="2"><draw:image xlink:href="Pictures/1000020100000542000002C9F6F3509603AA3F6B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6.9252in" svg:height="3.6791in" draw:z-index="4"><draw:image xlink:href="Pictures/10000201000004BC000002842CA97E8B512C9566.png" xlink:type="simple" xlink:show="embed" xlink:actuate="onLoad" loext:mime-type="image/x-vclgraphic"/></draw:frame></text:p>
      <text:p text:style-name="Standard"><draw:frame draw:style-name="fr2" draw:name="Image4" text:anchor-type="paragraph" svg:width="6.9252in" svg:height="3.702in" draw:z-index="3"><draw:image xlink:href="Pictures/100002010000053D000002CD309352754C63E6C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03:09.485891955</meta:creation-date>
    <dc:date>2019-10-16T20:18:26.553979303</dc:date>
    <meta:editing-duration>PT15M21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